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0.4925in" fo:margin-right="0in" fo:text-indent="0in" style:auto-text-indent="false"/>
      <style:text-properties style:font-name="FreeSans" fo:font-size="11pt" officeooo:paragraph-rsid="0011d2de" style:font-size-asian="11pt" style:font-size-complex="11pt"/>
    </style:style>
    <style:style style:name="P9" style:family="paragraph" style:parent-style-name="Standard">
      <style:paragraph-properties fo:margin-left="0.4925in" fo:margin-right="0in" fo:text-indent="0in" style:auto-text-indent="false"/>
      <style:text-properties style:font-name="FreeSans" fo:font-size="11pt" officeooo:paragraph-rsid="0012b346" style:font-size-asian="11pt" style:font-size-complex="11pt"/>
    </style:style>
    <style:style style:name="P10"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11" style:family="paragraph" style:parent-style-name="Standard">
      <style:paragraph-properties fo:margin-left="0.9846in" fo:margin-right="0in" fo:text-indent="0in" style:auto-text-indent="false"/>
      <style:text-properties style:font-name="FreeSans" fo:font-size="11pt" officeooo:paragraph-rsid="0011d2de" style:font-size-asian="11pt" style:font-size-complex="11pt"/>
    </style:style>
    <style:style style:name="P12" style:family="paragraph" style:parent-style-name="Standard">
      <style:paragraph-properties fo:margin-left="0.9846in" fo:margin-right="0in" fo:text-indent="0in" style:auto-text-indent="false"/>
      <style:text-properties style:font-name="FreeSans" fo:font-size="11pt" officeooo:rsid="0011d2de" officeooo:paragraph-rsid="0011d2de" style:font-size-asian="11pt" style:font-size-complex="11pt"/>
    </style:style>
    <style:style style:name="P13" style:family="paragraph" style:parent-style-name="Standard">
      <style:paragraph-properties fo:margin-left="0.9846in" fo:margin-right="0in" fo:text-indent="0in" style:auto-text-indent="false"/>
      <style:text-properties style:font-name="FreeSans" fo:font-size="11pt" officeooo:paragraph-rsid="0012b346" style:font-size-asian="11pt" style:font-size-complex="11pt"/>
    </style:style>
    <style:style style:name="P14"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15"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16" style:family="paragraph" style:parent-style-name="Standard">
      <style:paragraph-properties fo:margin-left="0in" fo:margin-right="0in" fo:text-indent="0in" style:auto-text-indent="false"/>
      <style:text-properties style:font-name="FreeSans" fo:font-size="11pt" officeooo:paragraph-rsid="0011d2de" style:font-size-asian="11pt" style:font-size-complex="11pt"/>
    </style:style>
    <style:style style:name="P17" style:family="paragraph" style:parent-style-name="Standard">
      <style:paragraph-properties fo:margin-left="0in" fo:margin-right="0in" fo:text-indent="0in" style:auto-text-indent="false"/>
      <style:text-properties style:font-name="FreeSans" fo:font-size="11pt" officeooo:paragraph-rsid="0012b346" style:font-size-asian="11pt" style:font-size-complex="11pt"/>
    </style:style>
    <style:style style:name="P18" style:family="paragraph" style:parent-style-name="Standard" style:list-style-name="L1">
      <style:text-properties style:font-name="FreeSans" fo:font-size="11pt" style:font-size-asian="11pt" style:font-size-complex="11pt"/>
    </style:style>
    <style:style style:name="P19" style:family="paragraph" style:parent-style-name="Standard" style:list-style-name="L2">
      <style:text-properties style:font-name="FreeSans" fo:font-size="11pt" style:font-size-asian="11pt" style:font-size-complex="11pt"/>
    </style:style>
    <style:style style:name="P20" style:family="paragraph" style:parent-style-name="Standard" style:list-style-name="L2">
      <style:paragraph-properties fo:margin-left="0.4925in" fo:margin-right="0in" fo:text-indent="0in" style:auto-text-indent="false"/>
      <style:text-properties style:font-name="FreeSans" fo:font-size="11pt" style:font-size-asian="11pt" style:font-size-complex="11pt"/>
    </style:style>
    <style:style style:name="P21" style:family="paragraph" style:parent-style-name="Standard">
      <style:paragraph-properties fo:margin-left="0.9846in" fo:margin-right="0in" fo:text-indent="0in" style:auto-text-indent="false"/>
      <style:text-properties style:font-name="FreeSans" fo:font-size="11pt" officeooo:rsid="0012e774" officeooo:paragraph-rsid="0012e774" style:font-size-asian="11pt" style:font-size-complex="11pt"/>
    </style:style>
    <style:style style:name="P22" style:family="paragraph" style:parent-style-name="Standard">
      <style:paragraph-properties fo:margin-left="0.9846in" fo:margin-right="0in" fo:text-indent="0in" style:auto-text-indent="false"/>
      <style:text-properties style:font-name="FreeSans" fo:font-size="11pt" officeooo:rsid="0012e774" officeooo:paragraph-rsid="001a8c3c" style:font-size-asian="11pt" style:font-size-complex="11pt"/>
    </style:style>
    <style:style style:name="P23" style:family="paragraph" style:parent-style-name="Standard">
      <style:paragraph-properties fo:margin-left="0.9846in" fo:margin-right="0in" fo:text-indent="0in" style:auto-text-indent="false"/>
      <style:text-properties style:font-name="FreeSans" fo:font-size="11pt" officeooo:rsid="0013b024" officeooo:paragraph-rsid="0013b024" style:font-size-asian="11pt" style:font-size-complex="11pt"/>
    </style:style>
    <style:style style:name="P24" style:family="paragraph" style:parent-style-name="Standard">
      <style:paragraph-properties fo:margin-left="0.9846in" fo:margin-right="0in" fo:text-indent="0in" style:auto-text-indent="false"/>
      <style:text-properties style:font-name="FreeSans" fo:font-size="11pt" officeooo:rsid="00145a67" officeooo:paragraph-rsid="00145a67" style:font-size-asian="11pt" style:font-size-complex="11pt"/>
    </style:style>
    <style:style style:name="P25" style:family="paragraph" style:parent-style-name="Standard">
      <style:paragraph-properties fo:margin-left="0.9846in" fo:margin-right="0in" fo:text-indent="0in" style:auto-text-indent="false"/>
      <style:text-properties style:font-name="FreeSans" fo:font-size="11pt" officeooo:rsid="001900c7" officeooo:paragraph-rsid="001900c7" style:font-size-asian="11pt" style:font-size-complex="11pt"/>
    </style:style>
    <style:style style:name="P26" style:family="paragraph" style:parent-style-name="Standard">
      <style:paragraph-properties fo:margin-left="0.9846in" fo:margin-right="0in" fo:text-indent="0in" style:auto-text-indent="false"/>
      <style:text-properties style:font-name="FreeSans" fo:font-size="11pt" officeooo:rsid="0019ce6a" officeooo:paragraph-rsid="0019ce6a" style:font-size-asian="11pt" style:font-size-complex="11pt"/>
    </style:style>
    <style:style style:name="P27" style:family="paragraph" style:parent-style-name="Standard">
      <style:paragraph-properties fo:margin-left="0.9846in" fo:margin-right="0in" fo:text-indent="0in" style:auto-text-indent="false"/>
      <style:text-properties style:font-name="FreeSans" fo:font-size="11pt" officeooo:rsid="001a8c3c" officeooo:paragraph-rsid="001a8c3c"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1d2de"/>
    </style:style>
    <style:style style:name="T4" style:family="text">
      <style:text-properties officeooo:rsid="0012b346"/>
    </style:style>
    <style:style style:name="T5" style:family="text">
      <style:text-properties officeooo:rsid="00145a67"/>
    </style:style>
    <style:style style:name="T6" style:family="text">
      <style:text-properties officeooo:rsid="00171239"/>
    </style:style>
    <style:style style:name="T7" style:family="text">
      <style:text-properties officeooo:rsid="001900c7"/>
    </style:style>
    <style:style style:name="T8" style:family="text">
      <style:text-properties officeooo:rsid="001a8c3c"/>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1986624043457845985" text:style-name="L1">
        <text:list-item>
          <text:p text:style-name="P18">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15">ANS. &lt;Question #&gt;: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15">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15">ANS. 1: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1">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text:soft-page-break/>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15">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15"/>
      <text:p text:style-name="P16">ANS. <text:span text:style-name="T3">9</text:span>: <text:s/></text:p>
      <text:p text:style-name="P8">Pivotal Tracker URL: <text:s/><text:span text:style-name="T3">https://www.pivotaltracker.com/n/projects/1339666/stories/94014924</text:span></text:p>
      <text:p text:style-name="P8">Owner Name: <text:s/><text:span text:style-name="T3">Benny Mei</text:span></text:p>
      <text:p text:style-name="P8">Initial Answer:</text:p>
      <text:p text:style-name="P12">a. <text:s text:c="3"/>Describe the typical characteristics of each.</text:p>
      <text:p text:style-name="P12">Extroverts tell their thoughts. Introverts ask for suggestions. Intuitives base decisions on feelings. Rationals base decisions on facts and options. Rational extroverts tell others and decide logically. Rational introverts ask others and decide logically. Intuitive extroverts tell others and acknowledge feelings. Intuitive introverts ask others and acknowledge feelings.</text:p>
      <text:p text:style-name="P12"><text:soft-page-break/></text:p>
      <text:p text:style-name="P12">For example, rational extroverts judge their colleagues based on results. Their top priority when making decisions is efficiency. Rational extroverts are good at making sound decisions quickly, and only cares about the bottom line.</text:p>
      <text:p text:style-name="P12"/>
      <text:p text:style-name="P12">Rational introverts however, judge their colleagues by how busy they look. They have little tolerance for people who don’t look like they are working hard. Rational introverts are good workers - they are thorough and accurate. However, they tend to not make decisions without all of the information.</text:p>
      <text:p text:style-name="P12"/>
      <text:p text:style-name="P12">Intuitive extroverts thrive on colleagues’ attention, and want to be liked. They are sensitive and aware of the emotional reactions regarding their actions. They are good listeners and the main person who project members turn to for understanding. Intuitive extroverts take their time making decisions - they want to make the right decision based on all information, as well as relational dependencies/emotional involvement.</text:p>
      <text:p text:style-name="P12"/>
      <text:p text:style-name="P12">b. <text:s text:c="3"/>Describe how they would typically interact/communicate with others.</text:p>
      <text:p text:style-name="P12"/>
      <text:p text:style-name="P12">Rational extroverts and intuitive extroverts will tell others when work must be ready. Rational extroverts will set a schedule by themselves and expect others to follow them. Intuitive extroverts will help others to build a schedule that works for both parties. </text:p>
      <text:p text:style-name="P12"/>
      <text:p text:style-name="P12">Rational introverts and intuitive introverts will ask others when work will be ready. Rational introverts will tend to ask why something hasn’t been finished. Intuitive introverts, however, will offer to help complete tasks.</text:p>
      <text:p text:style-name="P12"/>
      <text:p text:style-name="P12">c. <text:s text:c="3"/>Describe how you should interact/communicate with them in order to be effective.</text:p>
      <text:p text:style-name="P12"/>
      <text:p text:style-name="P12">In order to effectively interact with introverts, it is important to provide a lot of information and let them draw their own conclusions based on the information. When working with extroverts, it is important to include questions so they can ask what they want or need. Intuitive people like to be asked for ideas on how to solve problems. Rational people prefer facts and figures when making decisions, not judgements or feelings. </text:p>
      <text:p text:style-name="P12"/>
      <text:p text:style-name="P12">When assigning tasks to people, introverts may prefer design and developments that require new ideas. Rational people may prefer maintenance programming and other tasks that require attention to detail and analysis of complex results. Extroverts prefer tasks where they direct others via a lot of communication and interaction. Introverts may prefer tasks where they gather information from other people.</text:p>
      <text:p text:style-name="P12"/>
      <text:p text:style-name="P12">References: Projects and People Slideshow available on the course website.</text:p>
      <text:p text:style-name="P11"/>
      <text:p text:style-name="P8">Collaborators: <text:s/>&lt;Collaborator names&gt;</text:p>
      <text:p text:style-name="P8">Collaborator URL: <text:s/>&lt;Hangout on Air URL&gt;</text:p>
      <text:p text:style-name="P8">Collaborator Comments:</text:p>
      <text:p text:style-name="P11">&lt;Comment, Name&gt;<text:line-break/>&lt;Comment, Name&gt; <text:s/>&lt;etc.&gt;</text:p>
      <text:p text:style-name="P8">Updated Answer:</text:p>
      <text:p text:style-name="P11">&lt;Updated Answer&gt;</text:p>
      <text:p text:style-name="P11">&lt;Additional References&gt;</text:p>
      <text:p text:style-name="P11"/>
      <text:p text:style-name="P8">Reviewer: <text:s/>&lt;Reviewer Names&gt;</text:p>
      <text:p text:style-name="P8">Review URL: <text:s/>&lt;Hangout on Air URL&gt;</text:p>
      <text:p text:style-name="P8">Reviewer Comments:</text:p>
      <text:p text:style-name="P11">&lt;Comment, Name&gt;</text:p>
      <text:p text:style-name="P11"><text:soft-page-break/>&lt;Comment, Name&gt; <text:s/>&lt;etc.&gt;</text:p>
      <text:p text:style-name="P8">Updated Answer:</text:p>
      <text:p text:style-name="P11">&lt;Updated Answer&gt;</text:p>
      <text:p text:style-name="P11">&lt;Additional References&gt;</text:p>
      <text:p text:style-name="P11"/>
      <text:p text:style-name="P8">Refactors:</text:p>
      <text:p text:style-name="P11">&lt;Comment, Name&gt;</text:p>
      <text:p text:style-name="P11">&lt;Updated Answer&gt;</text:p>
      <text:p text:style-name="P11">&lt;Additional References&gt;</text:p>
      <text:p text:style-name="P11"/>
      <text:p text:style-name="P11">&lt;Comment, Name&gt;</text:p>
      <text:p text:style-name="P11">&lt;Updated Answer&gt;</text:p>
      <text:p text:style-name="P11">&lt;Additional References&gt; &lt;for each refactor&gt;</text:p>
      <text:p text:style-name="P15"/>
      <text:p text:style-name="P15"/>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text:soft-page-break/>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f.<text:tab/>Why is it so important to completely isolate the unit under test?</text:p>
      <text:p text:style-name="P7">g.<text:tab/>How do we insure that the unit under test is completely isolated?</text:p>
      <text:p text:style-name="P1">22.<text:tab/>Some Plan and Document process models employ Formal Methods. <text:s/>The Cleanroom process model, described in Appendix B is one of these.</text:p>
      <text:p text:style-name="P7"><text:soft-page-break/>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14">Class Moviegoer</text:p>
      <text:p text:style-name="P14"><text:s text:c="2"/>has_many:reviews</text:p>
      <text:p text:style-name="P10">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text:soft-page-break/>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7"/>
      <text:p text:style-name="P17">ANS. <text:span text:style-name="T4">30</text:span>: <text:s/></text:p>
      <text:p text:style-name="P9">Pivotal Tracker URL: <text:s/><text:span text:style-name="T4">https://www.pivotaltracker.com/n/projects/1339666/stories/94011192</text:span></text:p>
      <text:p text:style-name="P9">Owner Name: <text:s/><text:span text:style-name="T4">Benny Mei</text:span></text:p>
      <text:p text:style-name="P9">Initial Answer:</text:p>
      <text:p text:style-name="P21">a.<text:tab/>Define and describe each of the SOLID principles (as modified for Ruby on Rails applications) in detail.</text:p>
      <text:p text:style-name="P21"/>
      <text:p text:style-name="P21">SOLID is a set of five design principles that clean code should respect. The SOLID acronym describes sound design of interaction between classes. Using design smells to detect SOLID violations amongst classes is analogous to using code smells to detect violations of SOFA principles for good method design. </text:p>
      <text:p text:style-name="P21"/>
      <text:p text:style-name="P21">S - Single responsibility principle</text:p>
      <text:p text:style-name="P21">O - Open/Closed principle</text:p>
      <text:p text:style-name="P21">L - Liskov Substitution principle</text:p>
      <text:p text:style-name="P21">I - Injection of Dependencies principle</text:p>
      <text:p text:style-name="P21">D - Demeter Principle principle</text:p>
      <text:p text:style-name="P21"/>
      <text:p text:style-name="P21"><text:span text:style-name="T1">Single Responsibility</text:span> - A class should have one and only one reason to change. <text:span text:style-name="T5">Furthermore, a class should have one and only one responsibility. As a rule of thumb, if a class's responsibilities cannot be described in 25 words or less, it may have more than one responsibility. For example, when building sign-on pages in Rails, it may be tempting to include user authentication in the controller for a user. However, if we do this, we will have to change the User model and controller every time we want to change our authentication method, even though a User doesn't really depend on how he is authenticated. Therefore, authentication deserves its own RESTful actions and model methods. This will help to conform to the Single Responsibility Principle. <text:s/></text:span></text:p>
      <text:p text:style-name="P21"><text:span text:style-name="T1">Open/Closed</text:span> - Classes should be open for extension, but closed for modification. <text:span text:style-name="T6">It should be possible to extend the behavior of classes without modifying existing code on which other classes or apps depend. It is necessary to create mechanisms that will enable specific extension points in areas where extensions might be needed in the future. </text:span></text:p>
      <text:p text:style-name="P21"><text:soft-page-break/><text:span text:style-name="T1">Liskov Substitution</text:span> - Substituting a subclass for a class should preserve correct program behavior. <text:span text:style-name="T6">All subtypes of a class should preserve the “contract” of the parent class. The methods of a class should work correctly on any subclass of that class.</text:span></text:p>
      <text:p text:style-name="P21"><text:span text:style-name="T1">Injection of Dependencies</text:span> - Collaborating classes whose implementations may vary at runtime should depend on an intermediate “injected” dependency. <text:span text:style-name="T6">By doing this, the implementation of the two classes are allowed to change, but they will still operate with each other. Dependency injection inserts a seam between two classes by passing in a dependency whose value may not be known until runtime, rather than hardwiring this dependency into the source code. </text:span></text:p>
      <text:p text:style-name="P21"><text:span text:style-name="T1">Demeter Principle</text:span> - Speak only to your friends; treat your friends’ friends as strangers. <text:span text:style-name="T6">A method can call other methods in its own class, and methods on the classes of its own instance variables, but everything else is taboo. A class should not be aware of the details of collaborator classes of other classes. It is important for classes to worry about their own data, and ask other classes for data they need.</text:span></text:p>
      <text:p text:style-name="P21"/>
      <text:p text:style-name="P21"/>
      <text:p text:style-name="P24">b.<text:tab/>For each of the above principles, describe symptoms of its violation and discuss refactoring actions that should be taken to remedy such problems.<text:line-break/><text:line-break/>Symptoms of a violation of the Single Responsibility Principle are a large class size, poor LCOM score, and data clumps. Poor LCOM scores are an indication that the class methods have wildly different purposes and lack cohesion. Data clumps indicate that the same bunch of data is moving around with each other as arguments to methods and may need its own class.<text:line-break/><text:line-break/>To remedy symptoms of violations of the Single Responsibility Principle, it is recommneded to extract the class and move methods. That is, if a class is experiencing data clumps, an engineer could extract those data clumps out into a class by itself so that one need only pass an object as an argument. Methods may also be moved out of the old class and into the new class.<text:line-break/><text:line-break/>Symptoms of a violation of the Open/Closed principle are increased conditional complexity, and a case-based dispatcher. <text:span text:style-name="T7">When dealing with case-based logic, it is recommended to refactor the code so that it uses one of two methods – the Strategy pattern, or the Template Method Pattern. Using the Template Method Pattern, the implementation of each stop may differ, but the same set is steps is used for all variants of a class – use inheritance to implement the Template Method Pattern. The strategy pattern allows for a different set of steps for eacy variant – use composition to implement the strategy pattern. A violation of the Open/Closed principle may occur when adding behavior to a class. Any addition of behavior to a class should not need to modify already existing code. Fortunately, using the Decorator pattern can help with this situation. The decorator pattern can “decorate” a class or method by wrapping it in an enhanced version that has the same API, allowing composition of multiple decorations as needed. </text:span></text:p>
      <text:p text:style-name="P24"/>
      <text:p text:style-name="P25">Classes that follow the Open/Closed principle should be built with extension points at places in the code where extensions may be needed in the future. </text:p>
      <text:p text:style-name="P25"/>
      <text:p text:style-name="P26">Symptoms of a violation of the Liskov Substitution Principle are a refused bequest design smell. This is when a subclass either overrides inherited behavior from a superclass, or forces changes to the superclass to avoid problems. If a subclass does not take advantage of its parent's implementation, it likely should not be a subclass at all. To remedy this issue, use composition and delegation rather than inheritance. </text:p>
      <text:p text:style-name="P26"/>
      <text:p text:style-name="P26">Symptoms of a violation of the Injection of Dependencies principle are unit tests that require ad hoc stubbing to create seams, and constructors that hardwire a call to another class's constructor rather than allowing runtime determinination of which other class to use. To remedy these issues, it is recommended to refactor the code to inject a dependency on a shared interface to isolate classes, and use the Adapter, Facade, or Proxy patterns as needed to make the interface uniform across <text:soft-page-break/>variants. </text:p>
      <text:p text:style-name="P22"><text:line-break/><text:line-break/><text:span text:style-name="T8">c.<text:tab/>Define and describe four general problems that can thwart productivity when SOLID principles are ignored.</text:span></text:p>
      <text:p text:style-name="P21"/>
      <text:p text:style-name="P23">In general, SOLID strives for a class architecture that avoids various problems that thwart productivity:<text:line-break/><text:tab/>Viscosity: it's easier to fix a problem using a quick hack, even if the engineer knows it's not</text:p>
      <text:p text:style-name="P23"><text:tab/><text:tab/><text:tab/>the right thing to do.<text:line-break/><text:tab/>Immobility: it's hard to be DRY and functionality is wired into the app so that it makes <text:tab/><text:tab/><text:tab/><text:tab/>extraction difficult.</text:p>
      <text:p text:style-name="P23"><text:tab/>Needless repetition: the app has similar functionality duplicated in multiple places. As a</text:p>
      <text:p text:style-name="P23"><text:tab/><text:tab/><text:tab/><text:tab/>result, small changes in functionality require a lot of little changes to <text:tab/><text:tab/><text:tab/><text:tab/>code and tests – shotgun surgery.</text:p>
      <text:p text:style-name="P23"><text:tab/>Needless complexity: The app's design reflects generality that was inserted before it was </text:p>
      <text:p text:style-name="P23"><text:tab/><text:tab/><text:tab/><text:tab/>needed.</text:p>
      <text:p text:style-name="P21"/>
      <text:p text:style-name="P21"/>
      <text:p text:style-name="P27">References: SaaS Textbook</text:p>
      <text:p text:style-name="P13"/>
      <text:p text:style-name="P9">Collaborators: <text:s/>&lt;Collaborator names&gt;</text:p>
      <text:p text:style-name="P9">Collaborator URL: <text:s/>&lt;Hangout on Air URL&gt;</text:p>
      <text:p text:style-name="P9">Collaborator Comments:</text:p>
      <text:p text:style-name="P13">&lt;Comment, Name&gt;<text:line-break/>&lt;Comment, Name&gt; <text:s/>&lt;etc.&gt;</text:p>
      <text:p text:style-name="P9">Updated Answer:</text:p>
      <text:p text:style-name="P13">&lt;Updated Answer&gt;</text:p>
      <text:p text:style-name="P13">&lt;Additional References&gt;</text:p>
      <text:p text:style-name="P13"/>
      <text:p text:style-name="P9">Reviewer: <text:s/>&lt;Reviewer Names&gt;</text:p>
      <text:p text:style-name="P9">Review URL: <text:s/>&lt;Hangout on Air URL&gt;</text:p>
      <text:p text:style-name="P9">Reviewer Comments:</text:p>
      <text:p text:style-name="P13">&lt;Comment, Name&gt;</text:p>
      <text:p text:style-name="P13">&lt;Comment, Name&gt; <text:s/>&lt;etc.&gt;</text:p>
      <text:p text:style-name="P9">Updated Answer:</text:p>
      <text:p text:style-name="P13">&lt;Updated Answer&gt;</text:p>
      <text:p text:style-name="P13">&lt;Additional References&gt;</text:p>
      <text:p text:style-name="P13"/>
      <text:p text:style-name="P9">Refactors:</text:p>
      <text:p text:style-name="P13">&lt;Comment, Name&gt;</text:p>
      <text:p text:style-name="P13">&lt;Updated Answer&gt;</text:p>
      <text:p text:style-name="P13">&lt;Additional References&gt;</text:p>
      <text:p text:style-name="P13"/>
      <text:p text:style-name="P13">&lt;Comment, Name&gt;</text:p>
      <text:p text:style-name="P13">&lt;Updated Answer&gt;</text:p>
      <text:p text:style-name="P13">&lt;Additional References&gt; &lt;for each refactor&gt;</text:p>
      <text:p text:style-name="P7"/>
      <text:p text:style-name="P7"/>
      <text:p text:style-name="P7"/>
      <text:p text:style-name="P7"/>
      <text:p text:style-name="P1">31.<text:tab/>Answer the following:</text:p>
      <text:p text:style-name="P7">a.<text:tab/>Define responsiveness and discuss its components.</text:p>
      <text:p text:style-name="P7">b.<text:tab/>Discuss two measurements of latency and describe what they show.</text:p>
      <text:p text:style-name="P7"><text:soft-page-break/>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3222724774708826292" text:style-name="L2">
        <text:list-item>
          <text:p text:style-name="P20">Define and describe software rejuvenation and discuss a major problem it alleviates.</text:p>
          <text:p text:style-name="P19"/>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1"/>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10"><text:tab/>Have set of expert stakeholders determine criteria</text:p>
      <text:p text:style-name="P10"><text:tab/>Have each assign weight to each criteria anonymously</text:p>
      <text:p text:style-name="P10"><text:tab/>Discuss if wide variance</text:p>
      <text:p text:style-name="P10"><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07T23:01:50.299166754</dc:date>
    <meta:editing-duration>PT1H3M31S</meta:editing-duration>
    <meta:editing-cycles>10</meta:editing-cycles>
    <meta:generator>LibreOffice/4.3.7.2$Linux_X86_64 LibreOffice_project/430m0$Build-2</meta:generator>
    <meta:document-statistic meta:table-count="0" meta:image-count="0" meta:object-count="0" meta:page-count="20" meta:paragraph-count="557" meta:word-count="6939" meta:character-count="42832" meta:non-whitespace-character-count="35891"/>
  </office:meta>
</office:document-meta>
</file>